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weight="bold" officeooo:rsid="001bbaa9" officeooo:paragraph-rsid="001bbaa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weight="bold" officeooo:rsid="001bbaa9" officeooo:paragraph-rsid="001bbaa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normal" officeooo:rsid="001d9085" officeooo:paragraph-rsid="001d908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normal" officeooo:rsid="001d9085" officeooo:paragraph-rsid="001d908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language="en" fo:country="US" fo:font-weight="normal" officeooo:rsid="001d9085" officeooo:paragraph-rsid="001d908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language="en" fo:country="US" style:text-underline-style="solid" style:text-underline-width="auto" style:text-underline-color="font-color" fo:font-weight="normal" officeooo:rsid="001d9085" officeooo:paragraph-rsid="001d908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bbaa9" officeooo:paragraph-rsid="001bbaa9" style:font-size-asian="10pt" style:font-weight-asian="normal" style:font-size-complex="10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text-indent="1cm" style:auto-text-indent="false" style:page-number="auto" fo:background-color="transparent"/>
      <style:text-properties style:font-name="Liberation Mono" fo:font-size="10pt" fo:language="en" fo:country="US" officeooo:paragraph-rsid="001d9085" style:font-size-asian="10pt" style:font-size-complex="10pt"/>
    </style:style>
    <style:style style:name="P9" style:family="paragraph" style:parent-style-name="List_20_Paragraph">
      <loext:graphic-properties draw:fill="none"/>
      <style:paragraph-properties fo:margin-left="0cm" fo:margin-right="0cm" fo:margin-top="0cm" fo:margin-bottom="0cm" loext:contextual-spacing="true" fo:text-indent="1cm" style:auto-text-indent="false" fo:background-color="transparent"/>
      <style:text-properties style:font-name="Liberation Mono" fo:font-size="10pt" fo:language="en" fo:country="US" officeooo:paragraph-rsid="001d9085" style:font-size-asian="10pt" style:font-size-complex="10pt"/>
    </style:style>
    <style:style style:name="P10" style:family="paragraph" style:parent-style-name="List_20_Paragraph">
      <loext:graphic-properties draw:fill="none"/>
      <style:paragraph-properties fo:margin-left="0cm" fo:margin-right="0cm" fo:margin-top="0cm" fo:margin-bottom="0cm" loext:contextual-spacing="true" fo:text-align="start" style:justify-single-word="false" fo:text-indent="1cm" style:auto-text-indent="false" fo:background-color="transparent"/>
      <style:text-properties style:font-name="Liberation Mono" fo:font-size="10pt" fo:language="en" fo:country="US" fo:font-weight="normal" officeooo:rsid="001d9085" officeooo:paragraph-rsid="001d9085" style:font-size-asian="10pt" style:font-weight-asian="normal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Calibri" fo:language="en" fo:country="US" fo:font-weight="normal" officeooo:rsid="001bbaa9" officeooo:paragraph-rsid="001d9085" style:font-weight-asian="normal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style:font-name="Calibri" fo:language="en" fo:country="US" fo:font-weight="normal" officeooo:paragraph-rsid="001d9085" style:font-weight-asian="normal" style:font-weight-complex="normal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Calibri" fo:language="en" fo:country="US" officeooo:paragraph-rsid="001d9085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Calibri" fo:language="en" fo:country="US" fo:font-weight="bold" officeooo:rsid="001bbaa9" officeooo:paragraph-rsid="001d908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weight="normal" officeooo:rsid="001d9085" officeooo:paragraph-rsid="001d908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weight="normal" officeooo:rsid="001eec31" officeooo:paragraph-rsid="001eec3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weight="normal" officeooo:rsid="001eec31" officeooo:paragraph-rsid="001fdce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weight="normal" officeooo:rsid="001fdce5" officeooo:paragraph-rsid="001fdce5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libri" fo:font-weight="normal" officeooo:rsid="001bbaa9" officeooo:paragraph-rsid="001bbaa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normal" officeooo:rsid="001bbaa9" officeooo:paragraph-rsid="001bbaa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normal" officeooo:rsid="001bbaa9" officeooo:paragraph-rsid="0025b7f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" fo:language="en" fo:country="US" style:text-underline-style="solid" style:text-underline-width="auto" style:text-underline-color="font-color" fo:font-weight="normal" officeooo:rsid="001d9085" officeooo:paragraph-rsid="001d908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weight="bold" officeooo:rsid="001bbaa9" officeooo:paragraph-rsid="001bbaa9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libri" fo:font-weight="bold" officeooo:rsid="001bbaa9" officeooo:paragraph-rsid="001bbaa9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Mono" fo:font-size="10pt" fo:language="en" fo:country="US" style:text-underline-style="none" fo:font-weight="normal" officeooo:rsid="001d9085" officeooo:paragraph-rsid="001d9085" style:font-size-asian="10pt" style:font-weight-asian="normal" style:font-size-complex="10pt" style:font-weight-complex="normal"/>
    </style:style>
    <style:style style:name="P26" style:family="paragraph" style:parent-style-name="Header">
      <style:text-properties style:font-name="Calibri" fo:font-size="10pt" officeooo:rsid="001ad3da" officeooo:paragraph-rsid="001ad3da" style:font-size-asian="10pt" style:font-size-complex="10pt"/>
    </style:style>
    <style:style style:name="P27" style:family="paragraph" style:parent-style-name="Footer">
      <style:paragraph-properties fo:text-align="center" style:justify-single-word="false"/>
    </style:style>
    <style:style style:name="T1" style:family="text">
      <style:text-properties officeooo:rsid="001eec31"/>
    </style:style>
    <style:style style:name="T2" style:family="text">
      <style:text-properties officeooo:rsid="001fdce5"/>
    </style:style>
    <style:style style:name="T3" style:family="text">
      <style:text-properties officeooo:rsid="0020e5cd"/>
    </style:style>
    <style:style style:name="T4" style:family="text">
      <style:text-properties officeooo:rsid="0022fd60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5b7f5"/>
    </style:style>
    <style:style style:name="T7" style:family="text">
      <style:text-properties style:text-underline-style="none" officeooo:rsid="001fdce5"/>
    </style:style>
    <style:style style:name="T8" style:family="text">
      <style:text-properties style:text-underline-style="none" officeooo:rsid="001eec31"/>
    </style:style>
    <style:style style:name="T9" style:family="text">
      <style:text-properties style:text-underline-style="none" officeooo:rsid="002714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LIMINARY DESIGN REPORT</text:p>
      <text:p text:style-name="P1"/>
      <text:p text:style-name="P2">1. MIPS Program 1</text:p>
      <text:p text:style-name="P2"/>
      <text:p text:style-name="P4">Program Requirements: </text:p>
      <text:p text:style-name="P5">- Creates an array of maximum size of 20 elements that asks the user first the number of elements and then enters the elements one by one. </text:p>
      <text:p text:style-name="P13">- Displays array contents</text:p>
      <text:p text:style-name="P5">- Reverses the array contents and displays the array (for example 1, 2, 3 becomes 3, 2, 1).</text:p>
      <text:p text:style-name="P5"/>
      <text:p text:style-name="P6">Program Code:</text:p>
      <text:p text:style-name="P6"/>
      <text:p text:style-name="P25">## Lab 1 Preliminary Work</text:p>
      <text:p text:style-name="P25">## Program 1</text:p>
      <text:p text:style-name="P25">## Enter array elements up to size 20 then print</text:p>
      <text:p text:style-name="P25"/>
      <text:p text:style-name="P25"><text:tab/>.text</text:p>
      <text:p text:style-name="P25"><text:tab/>.globl __start</text:p>
      <text:p text:style-name="P25"><text:tab/></text:p>
      <text:p text:style-name="P25">__start:</text:p>
      <text:p text:style-name="P25"><text:tab/># Print prompt for array size</text:p>
      <text:p text:style-name="P25"><text:tab/>la $a0, pmt1</text:p>
      <text:p text:style-name="P25"><text:tab/>li $v0, 4</text:p>
      <text:p text:style-name="P25"><text:tab/>syscall</text:p>
      <text:p text:style-name="P25"><text:tab/></text:p>
      <text:p text:style-name="P25"><text:tab/># Get array size</text:p>
      <text:p text:style-name="P25"><text:tab/>li $v0, 5</text:p>
      <text:p text:style-name="P25"><text:tab/>syscall</text:p>
      <text:p text:style-name="P25"><text:tab/>sw $v0, size</text:p>
      <text:p text:style-name="P25"><text:tab/></text:p>
      <text:p text:style-name="P25"><text:tab/># Invalid size handling</text:p>
      <text:p text:style-name="P25"><text:tab/></text:p>
      <text:p text:style-name="P25"><text:tab/>li $a0, -1</text:p>
      <text:p text:style-name="P25"><text:tab/></text:p>
      <text:p text:style-name="P25"><text:tab/>blt $v0, 1, array_size_error</text:p>
      <text:p text:style-name="P25"><text:tab/>bge $v0, 20, array_size_error</text:p>
      <text:p text:style-name="P25"><text:tab/></text:p>
      <text:p text:style-name="P25"><text:tab/>li $a0, 0</text:p>
      <text:p text:style-name="P25"><text:tab/></text:p>
      <text:p text:style-name="P25"><text:tab/># Get array elements<text:tab/></text:p>
      <text:p text:style-name="P25"><text:tab/>lw $t0, size</text:p>
      <text:p text:style-name="P25"><text:tab/>li $t1, 0 # index</text:p>
      <text:p text:style-name="P25"><text:tab/>li $t2, 0 # address index</text:p>
      <text:p text:style-name="P25"><text:tab/></text:p>
      <text:p text:style-name="P25">array_size_error:</text:p>
      <text:p text:style-name="P25"><text:tab/></text:p>
      <text:p text:style-name="P25"><text:tab/>bne $a0, -1, write_loop</text:p>
      <text:p text:style-name="P25"><text:tab/></text:p>
      <text:p text:style-name="P25"><text:tab/>la $a0, pmt0</text:p>
      <text:p text:style-name="P25"><text:tab/>li $v0, 4</text:p>
      <text:p text:style-name="P25"><text:tab/>syscall</text:p>
      <text:p text:style-name="P25"><text:tab/></text:p>
      <text:p text:style-name="P25"><text:tab/>j __start</text:p>
      <text:p text:style-name="P25"><text:soft-page-break/><text:tab/></text:p>
      <text:p text:style-name="P25">write_loop:</text:p>
      <text:p text:style-name="P25"><text:tab/># Loop exit condition</text:p>
      <text:p text:style-name="P25"><text:tab/>bge $t1, $t0, print_unreversed</text:p>
      <text:p text:style-name="P25"><text:tab/></text:p>
      <text:p text:style-name="P25"><text:tab/># Print prompt for next element</text:p>
      <text:p text:style-name="P25"><text:tab/>la $a0, pmt2</text:p>
      <text:p text:style-name="P25"><text:tab/>li $v0, 4</text:p>
      <text:p text:style-name="P25"><text:tab/>syscall</text:p>
      <text:p text:style-name="P25"><text:tab/></text:p>
      <text:p text:style-name="P25"><text:tab/># Get next element</text:p>
      <text:p text:style-name="P25"><text:tab/>li $v0, 5</text:p>
      <text:p text:style-name="P25"><text:tab/>syscall</text:p>
      <text:p text:style-name="P25"><text:tab/>sw $v0, arr($t2)</text:p>
      <text:p text:style-name="P25"><text:tab/></text:p>
      <text:p text:style-name="P25"><text:tab/># Loop iteration handling</text:p>
      <text:p text:style-name="P25"><text:tab/>addi $t1, $t1, 1</text:p>
      <text:p text:style-name="P25"><text:tab/>addi $t2, $t2, 4</text:p>
      <text:p text:style-name="P25"><text:tab/>j write_loop</text:p>
      <text:p text:style-name="P25"><text:tab/></text:p>
      <text:p text:style-name="P25"># Print array first</text:p>
      <text:p text:style-name="P25">print_unreversed:</text:p>
      <text:p text:style-name="P25"><text:tab/>j print</text:p>
      <text:p text:style-name="P25"><text:tab/></text:p>
      <text:p text:style-name="P25">prepare_to_reverse:</text:p>
      <text:p text:style-name="P25"><text:tab/>li $a1, -1</text:p>
      <text:p text:style-name="P25"/>
      <text:p text:style-name="P25"><text:tab/># Prepare for reversing the array</text:p>
      <text:p text:style-name="P25"><text:tab/>move $t3, $t0</text:p>
      <text:p text:style-name="P25"><text:tab/>subi $t3, $t3, 1</text:p>
      <text:p text:style-name="P25"><text:tab/>li $t4, 4 # Multiplication constant</text:p>
      <text:p text:style-name="P25"><text:tab/></text:p>
      <text:p text:style-name="P25"><text:tab/># $t0 = array size</text:p>
      <text:p text:style-name="P25"><text:tab/>li $t1, 0 # array index from left</text:p>
      <text:p text:style-name="P25"><text:tab/>mul $t2, $t3, $t4 # array index from right</text:p>
      <text:p text:style-name="P25"><text:tab/></text:p>
      <text:p text:style-name="P25"># Reverse array</text:p>
      <text:p text:style-name="P25">reverse:</text:p>
      <text:p text:style-name="P25"><text:tab/># Loop condition</text:p>
      <text:p text:style-name="P25"><text:tab/>bge $t1, $t2, print</text:p>
      <text:p text:style-name="P25"><text:tab/></text:p>
      <text:p text:style-name="P25"><text:tab/># Swap logic, t3 holds value from left, t4 value from right</text:p>
      <text:p text:style-name="P25"><text:tab/>lw $t3, arr($t1)</text:p>
      <text:p text:style-name="P25"><text:tab/>lw $t4, arr($t2)</text:p>
      <text:p text:style-name="P25"><text:tab/></text:p>
      <text:p text:style-name="P25"><text:tab/>sw $t3, arr($t2)</text:p>
      <text:p text:style-name="P25"><text:tab/>sw $t4, arr($t1)</text:p>
      <text:p text:style-name="P25"><text:tab/></text:p>
      <text:p text:style-name="P25"><text:tab/># Increment left index and decrement right index</text:p>
      <text:p text:style-name="P25"><text:tab/>addi $t1, $t1, 4</text:p>
      <text:p text:style-name="P25"><text:tab/>subi $t2, $t2, 4</text:p>
      <text:p text:style-name="P25"><text:tab/></text:p>
      <text:p text:style-name="P25"><text:tab/>j reverse</text:p>
      <text:p text:style-name="P25"><text:tab/></text:p>
      <text:p text:style-name="P25"># Print array</text:p>
      <text:p text:style-name="P25">print:</text:p>
      <text:p text:style-name="P25"><text:tab/># Print prompt for printing array</text:p>
      <text:p text:style-name="P25"><text:soft-page-break/><text:tab/>la $a0, pmt3</text:p>
      <text:p text:style-name="P25"><text:tab/>li $v0, 4</text:p>
      <text:p text:style-name="P25"><text:tab/>syscall</text:p>
      <text:p text:style-name="P25"><text:tab/></text:p>
      <text:p text:style-name="P25"><text:tab/># Prepare next loop</text:p>
      <text:p text:style-name="P25"><text:tab/># t0 = array size</text:p>
      <text:p text:style-name="P25"><text:tab/>li $t1, 0 # array index</text:p>
      <text:p text:style-name="P25"><text:tab/>li $t2, 0 # address index</text:p>
      <text:p text:style-name="P25"><text:tab/></text:p>
      <text:p text:style-name="P25">print_loop:</text:p>
      <text:p text:style-name="P25"><text:tab/># Loop exit condition</text:p>
      <text:p text:style-name="P25"><text:tab/>beq $t0, $t1, exit_print_loop</text:p>
      <text:p text:style-name="P25"/>
      <text:p text:style-name="P25"><text:tab/># Get next element</text:p>
      <text:p text:style-name="P25"><text:tab/>lw $a0, arr($t2)</text:p>
      <text:p text:style-name="P25"><text:tab/>li $v0, 1</text:p>
      <text:p text:style-name="P25"><text:tab/>syscall</text:p>
      <text:p text:style-name="P25"><text:tab/></text:p>
      <text:p text:style-name="P25"><text:tab/># Loop iteration handling</text:p>
      <text:p text:style-name="P25"><text:tab/>addi $t1, $t1, 1</text:p>
      <text:p text:style-name="P25"><text:tab/>addi $t2, $t2, 4</text:p>
      <text:p text:style-name="P25"><text:tab/></text:p>
      <text:p text:style-name="P25"><text:tab/># If not last element</text:p>
      <text:p text:style-name="P25"><text:tab/>blt $t1, $t0, print_comma</text:p>
      <text:p text:style-name="P25"><text:tab/></text:p>
      <text:p text:style-name="P25"><text:tab/>j print_loop</text:p>
      <text:p text:style-name="P25"/>
      <text:p text:style-name="P25"># Prints comma in between numbers while printing the array</text:p>
      <text:p text:style-name="P25">print_comma: </text:p>
      <text:p text:style-name="P25"><text:tab/>bge $t1, $t0, exit_print_loop</text:p>
      <text:p text:style-name="P25"><text:tab/></text:p>
      <text:p text:style-name="P25"><text:tab/>la $a0, comma</text:p>
      <text:p text:style-name="P25"><text:tab/>li $v0, 4</text:p>
      <text:p text:style-name="P25"><text:tab/>syscall</text:p>
      <text:p text:style-name="P25"><text:tab/></text:p>
      <text:p text:style-name="P25"><text:tab/>j print_loop</text:p>
      <text:p text:style-name="P25"/>
      <text:p text:style-name="P25">exit_print_loop:</text:p>
      <text:p text:style-name="P25"><text:tab/></text:p>
      <text:p text:style-name="P25"><text:tab/>bne $a1, -1, prepare_to_reverse</text:p>
      <text:p text:style-name="P25"><text:tab/></text:p>
      <text:p text:style-name="P25"><text:tab/># End of Program</text:p>
      <text:p text:style-name="P25"><text:tab/>li $v0, 10</text:p>
      <text:p text:style-name="P25"><text:tab/>syscall</text:p>
      <text:p text:style-name="P25"><text:tab/></text:p>
      <text:p text:style-name="P25"><text:tab/>.data</text:p>
      <text:p text:style-name="P25">pmt0:<text:tab/>.asciiz "Array size invalid. Try again.\n"</text:p>
      <text:p text:style-name="P25">pmt1:<text:tab/>.asciiz "Enter the size of your array: "</text:p>
      <text:p text:style-name="P25">pmt2:<text:tab/>.asciiz "Enter next element: "</text:p>
      <text:p text:style-name="P25">pmt3:<text:tab/>.asciiz "\nPrinting array: \n"</text:p>
      <text:p text:style-name="P25">comma:<text:tab/>.asciiz ", "</text:p>
      <text:p text:style-name="P25">size:<text:tab/>.word<text:tab/>0</text:p>
      <text:p text:style-name="P25">arr:<text:tab/>.space<text:tab/>80 # Preallocate array for 20 elements</text:p>
      <text:p text:style-name="P2"/>
      <text:p text:style-name="P2"/>
      <text:p text:style-name="P2"/>
      <text:p text:style-name="P2"><text:soft-page-break/>2. MIPS Program 2</text:p>
      <text:p text:style-name="P2"/>
      <text:p text:style-name="P4">Program Requirements: </text:p>
      <text:p text:style-name="P12"><text:tab/>Implements the following expression without using div. If necessary use instructions other that we have seen in the class.</text:p>
      <text:p text:style-name="P11"><text:tab/>x = (c - d) % 2</text:p>
      <text:p text:style-name="P14"/>
      <text:p text:style-name="P6"/>
      <text:p text:style-name="P6">Program Code:</text:p>
      <text:p text:style-name="P2"/>
      <text:p text:style-name="P7">## Lab 1 Preliminary Work</text:p>
      <text:p text:style-name="P7">## Program 2</text:p>
      <text:p text:style-name="P7">## x = (c - d) &amp; 2</text:p>
      <text:p text:style-name="P7"/>
      <text:p text:style-name="P7"><text:tab/>.text</text:p>
      <text:p text:style-name="P7"><text:tab/>.globl __start</text:p>
      <text:p text:style-name="P7"><text:tab/></text:p>
      <text:p text:style-name="P7">__start:</text:p>
      <text:p text:style-name="P7"><text:tab/>la $a0, prompt1</text:p>
      <text:p text:style-name="P7"><text:tab/>li $v0, 4</text:p>
      <text:p text:style-name="P7"><text:tab/>syscall # Output prompt</text:p>
      <text:p text:style-name="P7"><text:tab/></text:p>
      <text:p text:style-name="P7"><text:tab/>li $v0, 5</text:p>
      <text:p text:style-name="P7"><text:tab/>syscall # Take input c</text:p>
      <text:p text:style-name="P7"><text:tab/>sw $v0, c</text:p>
      <text:p text:style-name="P7"><text:tab/></text:p>
      <text:p text:style-name="P7"><text:tab/>la $a0, prompt2</text:p>
      <text:p text:style-name="P7"><text:tab/>li $v0, 4</text:p>
      <text:p text:style-name="P7"><text:tab/>syscall # Output prompt</text:p>
      <text:p text:style-name="P7"><text:tab/></text:p>
      <text:p text:style-name="P7"><text:tab/>li $v0, 5</text:p>
      <text:p text:style-name="P7"><text:tab/>syscall # Take input d</text:p>
      <text:p text:style-name="P7"><text:tab/>sw $v0, d</text:p>
      <text:p text:style-name="P7"><text:tab/></text:p>
      <text:p text:style-name="P7"><text:tab/># Inputs are taken</text:p>
      <text:p text:style-name="P7"><text:tab/></text:p>
      <text:p text:style-name="P7"><text:tab/>lw $t0, c # c into t0</text:p>
      <text:p text:style-name="P7"><text:tab/>lw $t1, d # d into t1</text:p>
      <text:p text:style-name="P7"><text:tab/>sub $t2, $t0, $t1 # t2 gets t0 - t1 MEANING t2 = c - d</text:p>
      <text:p text:style-name="P7"><text:tab/>andi $t3, $t2, 1 # If (c-d) ends with bit 1 result is 1, else result is 0</text:p>
      <text:p text:style-name="P7"><text:tab/></text:p>
      <text:p text:style-name="P7"><text:tab/># Processing is done</text:p>
      <text:p text:style-name="P7"><text:tab/></text:p>
      <text:p text:style-name="P7"><text:tab/>la $a0, prompt3</text:p>
      <text:p text:style-name="P7"><text:tab/>li $v0, 4</text:p>
      <text:p text:style-name="P7"><text:tab/>syscall # Output prompt</text:p>
      <text:p text:style-name="P7"><text:tab/></text:p>
      <text:p text:style-name="P7"><text:tab/>move $a0, $t3</text:p>
      <text:p text:style-name="P7"><text:tab/>li $v0, 1</text:p>
      <text:p text:style-name="P7"><text:tab/>syscall # Print result</text:p>
      <text:p text:style-name="P7"><text:tab/></text:p>
      <text:p text:style-name="P7"><text:tab/># Result is printed</text:p>
      <text:p text:style-name="P7"><text:tab/></text:p>
      <text:p text:style-name="P7"><text:tab/>li $v0, 10</text:p>
      <text:p text:style-name="P7"><text:soft-page-break/><text:tab/>syscall # End of program<text:tab/></text:p>
      <text:p text:style-name="P7"/>
      <text:p text:style-name="P7"><text:tab/>.data</text:p>
      <text:p text:style-name="P7">c:<text:tab/>.word 0</text:p>
      <text:p text:style-name="P7">d:<text:tab/>.word 0</text:p>
      <text:p text:style-name="P7">prompt1:.asciiz "Please enter c: "</text:p>
      <text:p text:style-name="P7">prompt2:.asciiz "Please enter d: "</text:p>
      <text:p text:style-name="P7">prompt3:.asciiz "Result of (c - d) % 2 is "</text:p>
      <text:p text:style-name="P2"/>
      <text:p text:style-name="P2">3. Object Code for Given Instructions</text:p>
      <text:p text:style-name="P2"/>
      <text:p text:style-name="P4">Instructions:</text:p>
      <text:p text:style-name="P3"/>
      <text:p text:style-name="P8"><text:tab/><text:tab/>la<text:tab/> <text:s/>$t1, a</text:p>
      <text:p text:style-name="P9"><text:tab/><text:tab/>la<text:tab/> <text:s/>$t2, b</text:p>
      <text:p text:style-name="P9"><text:tab/><text:tab/>.....</text:p>
      <text:p text:style-name="P9"><text:tab/><text:tab/>.data</text:p>
      <text:p text:style-name="P9">str:<text:tab/>.asciiz "\nHello\n"</text:p>
      <text:p text:style-name="P9">a:<text:tab/>.word <text:s text:c="2"/>1, 2, 3, 4</text:p>
      <text:p text:style-name="P10">b:<text:tab/>.word <text:s text:c="2"/>1</text:p>
      <text:p text:style-name="P2"/>
      <text:p text:style-name="P4"><text:span text:style-name="T3">Object Code with Steps</text:span>:</text:p>
      <text:p text:style-name="P3"/>
      <text:p text:style-name="P16">1) Breaking la instructions into its parts:</text:p>
      <text:p text:style-name="P16"/>
      <text:p text:style-name="P16"><text:tab/>[la $t1, a] becomes,</text:p>
      <text:p text:style-name="P16"><text:tab/><text:tab/>lui $at, 0x1001 # start of data</text:p>
      <text:p text:style-name="P16"><text:tab/><text:tab/>ori $t1, $at, 0x0008 # lower half of address of a</text:p>
      <text:p text:style-name="P16"/>
      <text:p text:style-name="P16"><text:tab/>[la $t2, b] becomes,</text:p>
      <text:p text:style-name="P16"><text:tab/><text:tab/>lui $at, 0x1001 # start of data</text:p>
      <text:p text:style-name="P16"><text:tab/><text:tab/>ori $t2, $at, 0x0018 # lower half of address of b</text:p>
      <text:p text:style-name="P3"/>
      <text:p text:style-name="P16">2) Translating instructions to binary</text:p>
      <text:p text:style-name="P16"/>
      <text:p text:style-name="P16"><text:tab/>[lui $at, 0x1001] becomes, # I-type</text:p>
      <text:p text:style-name="P16"><text:tab/><text:tab/>001111 00000 00001 <text:span text:style-name="T3">0</text:span>001_0000_0000_000<text:span text:style-name="T3">1</text:span></text:p>
      <text:p text:style-name="P16"/>
      <text:p text:style-name="P16"><text:tab/>[ori <text:span text:style-name="T2">$t1, </text:span>$at, 0x0008] becomes, # I-type</text:p>
      <text:p text:style-name="P16"><text:tab/><text:tab/><text:span text:style-name="T2">001101 00001 01001 0000_0000_0000_1000</text:span></text:p>
      <text:p text:style-name="P16"/>
      <text:p text:style-name="P16"><text:tab/><text:span text:style-name="T2">[lui $at, 0x1001] becomesi # I-type</text:span></text:p>
      <text:p text:style-name="P17"><text:tab/><text:tab/>001111 00000 00001 <text:span text:style-name="T3">0</text:span>001_0000_0000_000<text:span text:style-name="T3">1</text:span></text:p>
      <text:p text:style-name="P17"/>
      <text:p text:style-name="P17"><text:tab/><text:span text:style-name="T2">[ori $t2, at, 0x0018] becomes, # I-type</text:span></text:p>
      <text:p text:style-name="P17"><text:tab/><text:tab/><text:span text:style-name="T2">001101 00001 01010 0000_0000_0001_1000</text:span></text:p>
      <text:p text:style-name="P17"/>
      <text:p text:style-name="P18"><text:soft-page-break/>3) Translate binary to hex</text:p>
      <text:p text:style-name="P18"/>
      <text:p text:style-name="P18"><text:tab/>[<text:span text:style-name="T1">001111 00000 00001 0001_0000_0000_0001</text:span>], becomes</text:p>
      <text:p text:style-name="P18"><text:tab/><text:tab/>0x3C01<text:span text:style-name="T3">1</text:span>00<text:span text:style-name="T3">1</text:span></text:p>
      <text:p text:style-name="P18"/>
      <text:p text:style-name="P18"><text:tab/>[001101 00001 01001 0000_0000_0000_1000], becomes</text:p>
      <text:p text:style-name="P18"><text:tab/><text:tab/>0x34290008</text:p>
      <text:p text:style-name="P18"><text:tab/>[<text:span text:style-name="T1">001111 00000 00001 0001_0000_0000_0001</text:span>], becomes</text:p>
      <text:p text:style-name="P18"><text:tab/><text:tab/>0x3C01<text:span text:style-name="T3">1</text:span>00<text:span text:style-name="T3">1</text:span></text:p>
      <text:p text:style-name="P18"/>
      <text:p text:style-name="P18"><text:tab/>[001101 00001 01010 0000_0000_0001_1000], becomes</text:p>
      <text:p text:style-name="P18"><text:tab/><text:tab/>0x342A0018</text:p>
      <text:p text:style-name="P2"/>
      <text:p text:style-name="P24">4. Definition of Given Terms <text:span text:style-name="T4">with Examples</text:span></text:p>
      <text:p text:style-name="P24"/>
      <text:p text:style-name="P20">a) Symbolic Machine Instruction:<text:span text:style-name="T5"> </text:span><text:span text:style-name="T6">These instructions are mnemonics that generally can be translated to machine instructions 1 to 1. Examples: andi, add, lui</text:span></text:p>
      <text:p text:style-name="P19"/>
      <text:p text:style-name="P21">b) Machine Instruction:<text:span text:style-name="T5"> </text:span><text:span text:style-name="T6">These instructions can be read and executed by the computer immediately. They are in binary. Examples: <text:s/></text:span><text:span text:style-name="T8">001111 00000 00001 0001_0000_0000_0001, <text:s/></text:span><text:span text:style-name="T7">001101 00001 01001 0000_0000_0000_1000 </text:span><text:span text:style-name="T6">(taken from Part 3).</text:span></text:p>
      <text:p text:style-name="P19"/>
      <text:p text:style-name="P20">c) Assembler Directive:<text:span text:style-name="T5"> </text:span><text:span text:style-name="T6">These are used to give specific instructions </text:span><text:span text:style-name="T9">(such as variables are defined here, code is defined here or stop the assembly process)</text:span><text:span text:style-name="T6"> to the assembler. Examples: .text, .data</text:span></text:p>
      <text:p text:style-name="P19"/>
      <text:p text:style-name="P20">d) Pseudo Instruction:<text:span text:style-name="T5"> </text:span><text:span text:style-name="T9">These instructions are made up of more than one other, simpler instructions which are broken down into its compenents by the assembler during assembly process. Examples: la, mo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0pt" officeooo:rsid="001ad3da" officeooo:paragraph-rsid="001ad3d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S224 – Section 6</text:p>
        <text:p text:style-name="MP1">Spring 2018 – Lab 1</text:p>
        <text:p text:style-name="MP1">Mert Alp TAYTAK - 21602061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8M26S</meta:editing-duration>
    <meta:editing-cycles>13</meta:editing-cycles>
    <meta:generator>LibreOffice/5.4.1.2$Windows_X86_64 LibreOffice_project/ea7cb86e6eeb2bf3a5af73a8f7777ac570321527</meta:generator>
    <dc:date>2018-02-18T22:51:19.485000000</dc:date>
    <meta:document-statistic meta:table-count="0" meta:image-count="0" meta:object-count="0" meta:page-count="6" meta:paragraph-count="252" meta:word-count="975" meta:character-count="5464" meta:non-whitespace-character-count="4471"/>
    <meta:user-defined meta:name="Info 1"/>
    <meta:user-defined meta:name="Info 2"/>
    <meta:user-defined meta:name="Info 3"/>
    <meta:user-defined meta:name="Info 4"/>
  </office:meta>
</office:document-meta>
</file>